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4mm"/>
    </style:style>
    <style:style style:name="co2" style:family="table-column">
      <style:table-column-properties fo:break-before="auto" style:column-width="42.19mm"/>
    </style:style>
    <style:style style:name="co3" style:family="table-column">
      <style:table-column-properties fo:break-before="auto" style:column-width="44.01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37.22mm"/>
    </style:style>
    <style:style style:name="co6" style:family="table-column">
      <style:table-column-properties fo:break-before="auto" style:column-width="43.32mm"/>
    </style:style>
    <style:style style:name="co7" style:family="table-column">
      <style:table-column-properties fo:break-before="auto" style:column-width="45.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andard para</text:p>
          </table:table-cell>
          <table:table-cell office:value-type="string" calcext:value-type="string">
            <text:p>All cancel top cont crit</text:p>
          </table:table-cell>
          <table:table-cell office:value-type="string" calcext:value-type="string">
            <text:p>All cancel top cont no crit</text:p>
          </table:table-cell>
          <table:table-cell office:value-type="string" calcext:value-type="string">
            <text:p>All cancel alll cont crit</text:p>
          </table:table-cell>
          <table:table-cell table:number-columns-repeated="2"/>
          <table:table-cell office:value-type="string" calcext:value-type="string">
            <text:p>All cancel all cont no crit</text:p>
          </table:table-cell>
          <table:table-cell office:value-type="string" calcext:value-type="string">
            <text:p>All cancel no cont critical</text:p>
          </table:table-cell>
        </table:table-row>
        <table:table-row table:style-name="ro1">
          <table:table-cell office:value-type="float" office:value="101935091" calcext:value-type="float">
            <text:p>101935091</text:p>
          </table:table-cell>
          <table:table-cell office:value-type="float" office:value="1398909" calcext:value-type="float">
            <text:p>1398909</text:p>
          </table:table-cell>
          <table:table-cell office:value-type="float" office:value="1682927" calcext:value-type="float">
            <text:p>1682927</text:p>
          </table:table-cell>
          <table:table-cell office:value-type="float" office:value="101514620" calcext:value-type="float">
            <text:p>101514620</text:p>
          </table:table-cell>
          <table:table-cell table:number-columns-repeated="4"/>
        </table:table-row>
        <table:table-row table:style-name="ro1" table:visibility="filter">
          <table:table-cell office:value-type="float" office:value="21093163" calcext:value-type="float">
            <text:p>21093163</text:p>
          </table:table-cell>
          <table:table-cell office:value-type="float" office:value="659465" calcext:value-type="float">
            <text:p>659465</text:p>
          </table:table-cell>
          <table:table-cell office:value-type="float" office:value="529804" calcext:value-type="float">
            <text:p>529804</text:p>
          </table:table-cell>
          <table:table-cell office:value-type="float" office:value="14381943" calcext:value-type="float">
            <text:p>14381943</text:p>
          </table:table-cell>
          <table:table-cell table:number-columns-repeated="4"/>
        </table:table-row>
        <table:table-row table:style-name="ro1">
          <table:table-cell office:value-type="float" office:value="124064995" calcext:value-type="float">
            <text:p>124064995</text:p>
          </table:table-cell>
          <table:table-cell office:value-type="float" office:value="1909281" calcext:value-type="float">
            <text:p>1909281</text:p>
          </table:table-cell>
          <table:table-cell office:value-type="float" office:value="805976" calcext:value-type="float">
            <text:p>805976</text:p>
          </table:table-cell>
          <table:table-cell office:value-type="float" office:value="161022553" calcext:value-type="float">
            <text:p>161022553</text:p>
          </table:table-cell>
          <table:table-cell table:number-columns-repeated="4"/>
        </table:table-row>
        <table:table-row table:style-name="ro1" table:visibility="filter">
          <table:table-cell office:value-type="float" office:value="78263181" calcext:value-type="float">
            <text:p>78263181</text:p>
          </table:table-cell>
          <table:table-cell office:value-type="float" office:value="1505638" calcext:value-type="float">
            <text:p>1505638</text:p>
          </table:table-cell>
          <table:table-cell office:value-type="float" office:value="1616131" calcext:value-type="float">
            <text:p>1616131</text:p>
          </table:table-cell>
          <table:table-cell office:value-type="float" office:value="85154817" calcext:value-type="float">
            <text:p>85154817</text:p>
          </table:table-cell>
          <table:table-cell table:number-columns-repeated="4"/>
        </table:table-row>
        <table:table-row table:style-name="ro1">
          <table:table-cell office:value-type="float" office:value="266508807" calcext:value-type="float">
            <text:p>266508807</text:p>
          </table:table-cell>
          <table:table-cell office:value-type="float" office:value="1505111" calcext:value-type="float">
            <text:p>1505111</text:p>
          </table:table-cell>
          <table:table-cell office:value-type="float" office:value="4777180" calcext:value-type="float">
            <text:p>4777180</text:p>
          </table:table-cell>
          <table:table-cell office:value-type="float" office:value="280400906" calcext:value-type="float">
            <text:p>280400906</text:p>
          </table:table-cell>
          <table:table-cell table:number-columns-repeated="4"/>
        </table:table-row>
        <table:table-row table:style-name="ro1" table:visibility="filter">
          <table:table-cell office:value-type="float" office:value="45252333" calcext:value-type="float">
            <text:p>45252333</text:p>
          </table:table-cell>
          <table:table-cell office:value-type="float" office:value="1087179" calcext:value-type="float">
            <text:p>1087179</text:p>
          </table:table-cell>
          <table:table-cell office:value-type="float" office:value="6247215" calcext:value-type="float">
            <text:p>6247215</text:p>
          </table:table-cell>
          <table:table-cell office:value-type="float" office:value="41510110" calcext:value-type="float">
            <text:p>41510110</text:p>
          </table:table-cell>
          <table:table-cell table:number-columns-repeated="4"/>
        </table:table-row>
        <table:table-row table:style-name="ro1">
          <table:table-cell office:value-type="float" office:value="20111627" calcext:value-type="float">
            <text:p>20111627</text:p>
          </table:table-cell>
          <table:table-cell office:value-type="float" office:value="818227" calcext:value-type="float">
            <text:p>818227</text:p>
          </table:table-cell>
          <table:table-cell office:value-type="float" office:value="7584792" calcext:value-type="float">
            <text:p>7584792</text:p>
          </table:table-cell>
          <table:table-cell office:value-type="float" office:value="30734569" calcext:value-type="float">
            <text:p>30734569</text:p>
          </table:table-cell>
          <table:table-cell table:number-columns-repeated="4"/>
        </table:table-row>
        <table:table-row table:style-name="ro1" table:visibility="filter">
          <table:table-cell office:value-type="float" office:value="1629437428" calcext:value-type="float">
            <text:p>1629437428</text:p>
          </table:table-cell>
          <table:table-cell office:value-type="float" office:value="5517797" calcext:value-type="float">
            <text:p>5517797</text:p>
          </table:table-cell>
          <table:table-cell office:value-type="float" office:value="6251269" calcext:value-type="float">
            <text:p>6251269</text:p>
          </table:table-cell>
          <table:table-cell office:value-type="float" office:value="1795556680" calcext:value-type="float">
            <text:p>1795556680</text:p>
          </table:table-cell>
          <table:table-cell table:number-columns-repeated="4"/>
        </table:table-row>
        <table:table-row table:style-name="ro1">
          <table:table-cell office:value-type="float" office:value="2243559629" calcext:value-type="float">
            <text:p>2243559629</text:p>
          </table:table-cell>
          <table:table-cell office:value-type="float" office:value="7455228" calcext:value-type="float">
            <text:p>7455228</text:p>
          </table:table-cell>
          <table:table-cell office:value-type="float" office:value="5470098" calcext:value-type="float">
            <text:p>5470098</text:p>
          </table:table-cell>
          <table:table-cell office:value-type="float" office:value="2456827837" calcext:value-type="float">
            <text:p>2456827837</text:p>
          </table:table-cell>
          <table:table-cell table:number-columns-repeated="4"/>
        </table:table-row>
        <table:table-row table:style-name="ro1" table:visibility="filter">
          <table:table-cell office:value-type="float" office:value="517019963" calcext:value-type="float">
            <text:p>517019963</text:p>
          </table:table-cell>
          <table:table-cell office:value-type="float" office:value="7583120" calcext:value-type="float">
            <text:p>7583120</text:p>
          </table:table-cell>
          <table:table-cell office:value-type="float" office:value="6897812" calcext:value-type="float">
            <text:p>6897812</text:p>
          </table:table-cell>
          <table:table-cell office:value-type="float" office:value="545910204" calcext:value-type="float">
            <text:p>545910204</text:p>
          </table:table-cell>
          <table:table-cell table:number-columns-repeated="4"/>
        </table:table-row>
        <table:table-row table:style-name="ro1">
          <table:table-cell office:value-type="float" office:value="109931802" calcext:value-type="float">
            <text:p>109931802</text:p>
          </table:table-cell>
          <table:table-cell office:value-type="float" office:value="9645368" calcext:value-type="float">
            <text:p>9645368</text:p>
          </table:table-cell>
          <table:table-cell office:value-type="float" office:value="12350932" calcext:value-type="float">
            <text:p>12350932</text:p>
          </table:table-cell>
          <table:table-cell office:value-type="float" office:value="134454319" calcext:value-type="float">
            <text:p>134454319</text:p>
          </table:table-cell>
          <table:table-cell table:number-columns-repeated="4"/>
        </table:table-row>
        <table:table-row table:style-name="ro1" table:visibility="filter">
          <table:table-cell office:value-type="float" office:value="1107692" calcext:value-type="float">
            <text:p>1107692</text:p>
          </table:table-cell>
          <table:table-cell office:value-type="float" office:value="3648823" calcext:value-type="float">
            <text:p>3648823</text:p>
          </table:table-cell>
          <table:table-cell office:value-type="float" office:value="5835275" calcext:value-type="float">
            <text:p>5835275</text:p>
          </table:table-cell>
          <table:table-cell office:value-type="float" office:value="1128225" calcext:value-type="float">
            <text:p>1128225</text:p>
          </table:table-cell>
          <table:table-cell table:number-columns-repeated="4"/>
        </table:table-row>
        <table:table-row table:style-name="ro1">
          <table:table-cell office:value-type="float" office:value="460929223" calcext:value-type="float">
            <text:p>460929223</text:p>
          </table:table-cell>
          <table:table-cell office:value-type="float" office:value="10805252" calcext:value-type="float">
            <text:p>10805252</text:p>
          </table:table-cell>
          <table:table-cell office:value-type="float" office:value="6995163" calcext:value-type="float">
            <text:p>6995163</text:p>
          </table:table-cell>
          <table:table-cell office:value-type="float" office:value="416256728" calcext:value-type="float">
            <text:p>416256728</text:p>
          </table:table-cell>
          <table:table-cell table:number-columns-repeated="4"/>
        </table:table-row>
        <table:table-row table:style-name="ro1" table:visibility="filter">
          <table:table-cell office:value-type="float" office:value="2459745510" calcext:value-type="float">
            <text:p>2459745510</text:p>
          </table:table-cell>
          <table:table-cell office:value-type="float" office:value="5552100" calcext:value-type="float">
            <text:p>5552100</text:p>
          </table:table-cell>
          <table:table-cell office:value-type="float" office:value="9035561" calcext:value-type="float">
            <text:p>9035561</text:p>
          </table:table-cell>
          <table:table-cell office:value-type="float" office:value="2726659717" calcext:value-type="float">
            <text:p>2726659717</text:p>
          </table:table-cell>
          <table:table-cell table:number-columns-repeated="4"/>
        </table:table-row>
        <table:table-row table:style-name="ro1">
          <table:table-cell office:value-type="float" office:value="86186435" calcext:value-type="float">
            <text:p>86186435</text:p>
          </table:table-cell>
          <table:table-cell office:value-type="float" office:value="6421343" calcext:value-type="float">
            <text:p>6421343</text:p>
          </table:table-cell>
          <table:table-cell office:value-type="float" office:value="6421595" calcext:value-type="float">
            <text:p>6421595</text:p>
          </table:table-cell>
          <table:table-cell office:value-type="float" office:value="99444195" calcext:value-type="float">
            <text:p>99444195</text:p>
          </table:table-cell>
          <table:table-cell table:number-columns-repeated="4"/>
        </table:table-row>
        <table:table-row table:style-name="ro1" table:visibility="filter">
          <table:table-cell office:value-type="float" office:value="101728324" calcext:value-type="float">
            <text:p>101728324</text:p>
          </table:table-cell>
          <table:table-cell office:value-type="float" office:value="6265682" calcext:value-type="float">
            <text:p>6265682</text:p>
          </table:table-cell>
          <table:table-cell office:value-type="float" office:value="5889102" calcext:value-type="float">
            <text:p>5889102</text:p>
          </table:table-cell>
          <table:table-cell office:value-type="float" office:value="87923349" calcext:value-type="float">
            <text:p>87923349</text:p>
          </table:table-cell>
          <table:table-cell table:number-columns-repeated="4"/>
        </table:table-row>
        <table:table-row table:style-name="ro1">
          <table:table-cell office:value-type="float" office:value="69808560" calcext:value-type="float">
            <text:p>69808560</text:p>
          </table:table-cell>
          <table:table-cell office:value-type="float" office:value="6741146" calcext:value-type="float">
            <text:p>6741146</text:p>
          </table:table-cell>
          <table:table-cell office:value-type="float" office:value="5871709" calcext:value-type="float">
            <text:p>5871709</text:p>
          </table:table-cell>
          <table:table-cell office:value-type="float" office:value="54409392" calcext:value-type="float">
            <text:p>54409392</text:p>
          </table:table-cell>
          <table:table-cell table:number-columns-repeated="4"/>
        </table:table-row>
        <table:table-row table:style-name="ro1" table:visibility="filter">
          <table:table-cell office:value-type="float" office:value="154712430" calcext:value-type="float">
            <text:p>154712430</text:p>
          </table:table-cell>
          <table:table-cell office:value-type="float" office:value="6785812" calcext:value-type="float">
            <text:p>6785812</text:p>
          </table:table-cell>
          <table:table-cell office:value-type="float" office:value="6081844" calcext:value-type="float">
            <text:p>6081844</text:p>
          </table:table-cell>
          <table:table-cell office:value-type="float" office:value="125001872" calcext:value-type="float">
            <text:p>125001872</text:p>
          </table:table-cell>
          <table:table-cell table:number-columns-repeated="4"/>
        </table:table-row>
        <table:table-row table:style-name="ro1">
          <table:table-cell office:value-type="float" office:value="1230280426" calcext:value-type="float">
            <text:p>1230280426</text:p>
          </table:table-cell>
          <table:table-cell office:value-type="float" office:value="7023904" calcext:value-type="float">
            <text:p>7023904</text:p>
          </table:table-cell>
          <table:table-cell office:value-type="float" office:value="7284797" calcext:value-type="float">
            <text:p>7284797</text:p>
          </table:table-cell>
          <table:table-cell office:value-type="float" office:value="1077778781" calcext:value-type="float">
            <text:p>1077778781</text:p>
          </table:table-cell>
          <table:table-cell table:number-columns-repeated="4"/>
        </table:table-row>
        <table:table-row table:style-name="ro1" table:visibility="filter">
          <table:table-cell office:value-type="float" office:value="718350757" calcext:value-type="float">
            <text:p>718350757</text:p>
          </table:table-cell>
          <table:table-cell office:value-type="float" office:value="7196311" calcext:value-type="float">
            <text:p>7196311</text:p>
          </table:table-cell>
          <table:table-cell office:value-type="float" office:value="6487669" calcext:value-type="float">
            <text:p>6487669</text:p>
          </table:table-cell>
          <table:table-cell office:value-type="float" office:value="718984722" calcext:value-type="float">
            <text:p>718984722</text:p>
          </table:table-cell>
          <table:table-cell table:number-columns-repeated="4"/>
        </table:table-row>
        <table:table-row table:style-name="ro1">
          <table:table-cell office:value-type="float" office:value="1151495748" calcext:value-type="float">
            <text:p>1151495748</text:p>
          </table:table-cell>
          <table:table-cell office:value-type="float" office:value="5662301" calcext:value-type="float">
            <text:p>5662301</text:p>
          </table:table-cell>
          <table:table-cell office:value-type="float" office:value="2052318" calcext:value-type="float">
            <text:p>2052318</text:p>
          </table:table-cell>
          <table:table-cell office:value-type="float" office:value="1282266559" calcext:value-type="float">
            <text:p>1282266559</text:p>
          </table:table-cell>
          <table:table-cell table:number-columns-repeated="4"/>
        </table:table-row>
        <table:table-row table:style-name="ro1" table:visibility="filter">
          <table:table-cell office:value-type="float" office:value="145812256" calcext:value-type="float">
            <text:p>145812256</text:p>
          </table:table-cell>
          <table:table-cell office:value-type="float" office:value="9179095" calcext:value-type="float">
            <text:p>9179095</text:p>
          </table:table-cell>
          <table:table-cell office:value-type="float" office:value="1062443" calcext:value-type="float">
            <text:p>1062443</text:p>
          </table:table-cell>
          <table:table-cell office:value-type="float" office:value="248589635" calcext:value-type="float">
            <text:p>248589635</text:p>
          </table:table-cell>
          <table:table-cell table:number-columns-repeated="4"/>
        </table:table-row>
        <table:table-row table:style-name="ro1">
          <table:table-cell office:value-type="float" office:value="610864961" calcext:value-type="float">
            <text:p>610864961</text:p>
          </table:table-cell>
          <table:table-cell office:value-type="float" office:value="5364104" calcext:value-type="float">
            <text:p>5364104</text:p>
          </table:table-cell>
          <table:table-cell office:value-type="float" office:value="1469576" calcext:value-type="float">
            <text:p>1469576</text:p>
          </table:table-cell>
          <table:table-cell office:value-type="float" office:value="968858299" calcext:value-type="float">
            <text:p>968858299</text:p>
          </table:table-cell>
          <table:table-cell table:number-columns-repeated="4"/>
        </table:table-row>
        <table:table-row table:style-name="ro1" table:visibility="filter">
          <table:table-cell office:value-type="float" office:value="3852425" calcext:value-type="float">
            <text:p>3852425</text:p>
          </table:table-cell>
          <table:table-cell office:value-type="float" office:value="652376" calcext:value-type="float">
            <text:p>652376</text:p>
          </table:table-cell>
          <table:table-cell office:value-type="float" office:value="667810" calcext:value-type="float">
            <text:p>667810</text:p>
          </table:table-cell>
          <table:table-cell office:value-type="float" office:value="5733811" calcext:value-type="float">
            <text:p>5733811</text:p>
          </table:table-cell>
          <table:table-cell table:number-columns-repeated="4"/>
        </table:table-row>
        <table:table-row table:style-name="ro1">
          <table:table-cell office:value-type="float" office:value="32248183" calcext:value-type="float">
            <text:p>32248183</text:p>
          </table:table-cell>
          <table:table-cell office:value-type="float" office:value="918226" calcext:value-type="float">
            <text:p>918226</text:p>
          </table:table-cell>
          <table:table-cell office:value-type="float" office:value="6136720" calcext:value-type="float">
            <text:p>6136720</text:p>
          </table:table-cell>
          <table:table-cell office:value-type="float" office:value="48351349" calcext:value-type="float">
            <text:p>48351349</text:p>
          </table:table-cell>
          <table:table-cell table:number-columns-repeated="4"/>
        </table:table-row>
        <table:table-row table:style-name="ro1" table:visibility="filter">
          <table:table-cell office:value-type="float" office:value="26799321" calcext:value-type="float">
            <text:p>26799321</text:p>
          </table:table-cell>
          <table:table-cell office:value-type="float" office:value="953135" calcext:value-type="float">
            <text:p>953135</text:p>
          </table:table-cell>
          <table:table-cell office:value-type="float" office:value="9384447" calcext:value-type="float">
            <text:p>9384447</text:p>
          </table:table-cell>
          <table:table-cell office:value-type="float" office:value="36313677" calcext:value-type="float">
            <text:p>36313677</text:p>
          </table:table-cell>
          <table:table-cell table:number-columns-repeated="4"/>
        </table:table-row>
        <table:table-row table:style-name="ro1">
          <table:table-cell office:value-type="float" office:value="406520368" calcext:value-type="float">
            <text:p>406520368</text:p>
          </table:table-cell>
          <table:table-cell office:value-type="float" office:value="1554190" calcext:value-type="float">
            <text:p>1554190</text:p>
          </table:table-cell>
          <table:table-cell office:value-type="float" office:value="6323093" calcext:value-type="float">
            <text:p>6323093</text:p>
          </table:table-cell>
          <table:table-cell office:value-type="float" office:value="572609744" calcext:value-type="float">
            <text:p>572609744</text:p>
          </table:table-cell>
          <table:table-cell table:number-columns-repeated="4"/>
        </table:table-row>
        <table:table-row table:style-name="ro1" table:visibility="filter">
          <table:table-cell office:value-type="float" office:value="303495527" calcext:value-type="float">
            <text:p>303495527</text:p>
          </table:table-cell>
          <table:table-cell office:value-type="float" office:value="5190207" calcext:value-type="float">
            <text:p>5190207</text:p>
          </table:table-cell>
          <table:table-cell office:value-type="float" office:value="5045946" calcext:value-type="float">
            <text:p>5045946</text:p>
          </table:table-cell>
          <table:table-cell office:value-type="float" office:value="427596668" calcext:value-type="float">
            <text:p>427596668</text:p>
          </table:table-cell>
          <table:table-cell table:number-columns-repeated="4"/>
        </table:table-row>
        <table:table-row table:style-name="ro1">
          <table:table-cell office:value-type="float" office:value="1653035691" calcext:value-type="float">
            <text:p>1653035691</text:p>
          </table:table-cell>
          <table:table-cell office:value-type="float" office:value="6921097" calcext:value-type="float">
            <text:p>6921097</text:p>
          </table:table-cell>
          <table:table-cell office:value-type="float" office:value="8251909" calcext:value-type="float">
            <text:p>8251909</text:p>
          </table:table-cell>
          <table:table-cell office:value-type="float" office:value="2355849574" calcext:value-type="float">
            <text:p>2355849574</text:p>
          </table:table-cell>
          <table:table-cell table:number-columns-repeated="4"/>
        </table:table-row>
        <table:table-row table:style-name="ro1" table:visibility="filter">
          <table:table-cell office:value-type="float" office:value="17469006" calcext:value-type="float">
            <text:p>17469006</text:p>
          </table:table-cell>
          <table:table-cell office:value-type="float" office:value="3914913" calcext:value-type="float">
            <text:p>3914913</text:p>
          </table:table-cell>
          <table:table-cell office:value-type="float" office:value="5934302" calcext:value-type="float">
            <text:p>5934302</text:p>
          </table:table-cell>
          <table:table-cell office:value-type="float" office:value="41032840" calcext:value-type="float">
            <text:p>41032840</text:p>
          </table:table-cell>
          <table:table-cell table:number-columns-repeated="4"/>
        </table:table-row>
        <table:table-row table:style-name="ro1">
          <table:table-cell office:value-type="float" office:value="60563374" calcext:value-type="float">
            <text:p>60563374</text:p>
          </table:table-cell>
          <table:table-cell office:value-type="float" office:value="5155817" calcext:value-type="float">
            <text:p>5155817</text:p>
          </table:table-cell>
          <table:table-cell office:value-type="float" office:value="5973032" calcext:value-type="float">
            <text:p>5973032</text:p>
          </table:table-cell>
          <table:table-cell office:value-type="float" office:value="40518225" calcext:value-type="float">
            <text:p>40518225</text:p>
          </table:table-cell>
          <table:table-cell table:number-columns-repeated="4"/>
        </table:table-row>
        <table:table-row table:style-name="ro1" table:visibility="filter">
          <table:table-cell office:value-type="float" office:value="21745472" calcext:value-type="float">
            <text:p>21745472</text:p>
          </table:table-cell>
          <table:table-cell office:value-type="float" office:value="3505389" calcext:value-type="float">
            <text:p>3505389</text:p>
          </table:table-cell>
          <table:table-cell office:value-type="float" office:value="3938548" calcext:value-type="float">
            <text:p>3938548</text:p>
          </table:table-cell>
          <table:table-cell office:value-type="float" office:value="22791507" calcext:value-type="float">
            <text:p>22791507</text:p>
          </table:table-cell>
          <table:table-cell table:number-columns-repeated="4"/>
        </table:table-row>
        <table:table-row table:style-name="ro1">
          <table:table-cell office:value-type="float" office:value="141557453" calcext:value-type="float">
            <text:p>141557453</text:p>
          </table:table-cell>
          <table:table-cell office:value-type="float" office:value="7361877" calcext:value-type="float">
            <text:p>7361877</text:p>
          </table:table-cell>
          <table:table-cell office:value-type="float" office:value="3800605" calcext:value-type="float">
            <text:p>3800605</text:p>
          </table:table-cell>
          <table:table-cell office:value-type="float" office:value="129239344" calcext:value-type="float">
            <text:p>129239344</text:p>
          </table:table-cell>
          <table:table-cell table:number-columns-repeated="4"/>
        </table:table-row>
        <table:table-row table:style-name="ro1" table:visibility="filter">
          <table:table-cell office:value-type="float" office:value="836198213" calcext:value-type="float">
            <text:p>836198213</text:p>
          </table:table-cell>
          <table:table-cell office:value-type="float" office:value="6516196" calcext:value-type="float">
            <text:p>6516196</text:p>
          </table:table-cell>
          <table:table-cell office:value-type="float" office:value="4094264" calcext:value-type="float">
            <text:p>4094264</text:p>
          </table:table-cell>
          <table:table-cell office:value-type="float" office:value="1162445407" calcext:value-type="float">
            <text:p>1162445407</text:p>
          </table:table-cell>
          <table:table-cell table:number-columns-repeated="4"/>
        </table:table-row>
        <table:table-row table:style-name="ro1">
          <table:table-cell office:value-type="float" office:value="145408420" calcext:value-type="float">
            <text:p>145408420</text:p>
          </table:table-cell>
          <table:table-cell office:value-type="float" office:value="4763223" calcext:value-type="float">
            <text:p>4763223</text:p>
          </table:table-cell>
          <table:table-cell office:value-type="float" office:value="6200968" calcext:value-type="float">
            <text:p>6200968</text:p>
          </table:table-cell>
          <table:table-cell office:value-type="float" office:value="189370829" calcext:value-type="float">
            <text:p>189370829</text:p>
          </table:table-cell>
          <table:table-cell table:number-columns-repeated="4"/>
        </table:table-row>
        <table:table-row table:style-name="ro1" table:visibility="filter">
          <table:table-cell office:value-type="float" office:value="105563590" calcext:value-type="float">
            <text:p>105563590</text:p>
          </table:table-cell>
          <table:table-cell office:value-type="float" office:value="3886197" calcext:value-type="float">
            <text:p>3886197</text:p>
          </table:table-cell>
          <table:table-cell office:value-type="float" office:value="957584" calcext:value-type="float">
            <text:p>957584</text:p>
          </table:table-cell>
          <table:table-cell office:value-type="float" office:value="129784424" calcext:value-type="float">
            <text:p>129784424</text:p>
          </table:table-cell>
          <table:table-cell table:number-columns-repeated="4"/>
        </table:table-row>
        <table:table-row table:style-name="ro1">
          <table:table-cell office:value-type="float" office:value="470780994" calcext:value-type="float">
            <text:p>470780994</text:p>
          </table:table-cell>
          <table:table-cell office:value-type="float" office:value="4302376" calcext:value-type="float">
            <text:p>4302376</text:p>
          </table:table-cell>
          <table:table-cell office:value-type="float" office:value="1301945" calcext:value-type="float">
            <text:p>1301945</text:p>
          </table:table-cell>
          <table:table-cell office:value-type="float" office:value="620520456" calcext:value-type="float">
            <text:p>620520456</text:p>
          </table:table-cell>
          <table:table-cell table:number-columns-repeated="4"/>
        </table:table-row>
        <table:table-row table:style-name="ro1" table:visibility="filter">
          <table:table-cell office:value-type="float" office:value="183466225" calcext:value-type="float">
            <text:p>183466225</text:p>
          </table:table-cell>
          <table:table-cell office:value-type="float" office:value="1227464" calcext:value-type="float">
            <text:p>1227464</text:p>
          </table:table-cell>
          <table:table-cell office:value-type="float" office:value="1046142" calcext:value-type="float">
            <text:p>1046142</text:p>
          </table:table-cell>
          <table:table-cell office:value-type="float" office:value="277283476" calcext:value-type="float">
            <text:p>277283476</text:p>
          </table:table-cell>
          <table:table-cell table:number-columns-repeated="4"/>
        </table:table-row>
        <table:table-row table:style-name="ro1">
          <table:table-cell office:value-type="float" office:value="29222016" calcext:value-type="float">
            <text:p>29222016</text:p>
          </table:table-cell>
          <table:table-cell office:value-type="float" office:value="771662" calcext:value-type="float">
            <text:p>771662</text:p>
          </table:table-cell>
          <table:table-cell office:value-type="float" office:value="667036" calcext:value-type="float">
            <text:p>667036</text:p>
          </table:table-cell>
          <table:table-cell office:value-type="float" office:value="39020608" calcext:value-type="float">
            <text:p>39020608</text:p>
          </table:table-cell>
          <table:table-cell table:number-columns-repeated="4"/>
        </table:table-row>
        <table:table-row table:style-name="ro1" table:visibility="filter">
          <table:table-cell office:value-type="float" office:value="266449941" calcext:value-type="float">
            <text:p>266449941</text:p>
          </table:table-cell>
          <table:table-cell office:value-type="float" office:value="9154133" calcext:value-type="float">
            <text:p>9154133</text:p>
          </table:table-cell>
          <table:table-cell office:value-type="float" office:value="1525107" calcext:value-type="float">
            <text:p>1525107</text:p>
          </table:table-cell>
          <table:table-cell office:value-type="float" office:value="404075967" calcext:value-type="float">
            <text:p>404075967</text:p>
          </table:table-cell>
          <table:table-cell table:number-columns-repeated="4"/>
        </table:table-row>
        <table:table-row table:style-name="ro1">
          <table:table-cell office:value-type="float" office:value="22245394" calcext:value-type="float">
            <text:p>22245394</text:p>
          </table:table-cell>
          <table:table-cell office:value-type="float" office:value="679852" calcext:value-type="float">
            <text:p>679852</text:p>
          </table:table-cell>
          <table:table-cell office:value-type="float" office:value="599874" calcext:value-type="float">
            <text:p>599874</text:p>
          </table:table-cell>
          <table:table-cell office:value-type="float" office:value="31330556" calcext:value-type="float">
            <text:p>31330556</text:p>
          </table:table-cell>
          <table:table-cell table:number-columns-repeated="4"/>
        </table:table-row>
        <table:table-row table:style-name="ro1" table:visibility="filter">
          <table:table-cell office:value-type="float" office:value="452911" calcext:value-type="float">
            <text:p>452911</text:p>
          </table:table-cell>
          <table:table-cell office:value-type="float" office:value="213304" calcext:value-type="float">
            <text:p>213304</text:p>
          </table:table-cell>
          <table:table-cell office:value-type="float" office:value="189949" calcext:value-type="float">
            <text:p>189949</text:p>
          </table:table-cell>
          <table:table-cell office:value-type="float" office:value="660197" calcext:value-type="float">
            <text:p>660197</text:p>
          </table:table-cell>
          <table:table-cell table:number-columns-repeated="4"/>
        </table:table-row>
        <table:table-row table:style-name="ro1">
          <table:table-cell office:value-type="float" office:value="731960697" calcext:value-type="float">
            <text:p>731960697</text:p>
          </table:table-cell>
          <table:table-cell office:value-type="float" office:value="1634455" calcext:value-type="float">
            <text:p>1634455</text:p>
          </table:table-cell>
          <table:table-cell office:value-type="float" office:value="1553096" calcext:value-type="float">
            <text:p>1553096</text:p>
          </table:table-cell>
          <table:table-cell office:value-type="float" office:value="1030227542" calcext:value-type="float">
            <text:p>1030227542</text:p>
          </table:table-cell>
          <table:table-cell table:number-columns-repeated="4"/>
        </table:table-row>
        <table:table-row table:style-name="ro1" table:visibility="filter">
          <table:table-cell office:value-type="float" office:value="319847288" calcext:value-type="float">
            <text:p>319847288</text:p>
          </table:table-cell>
          <table:table-cell office:value-type="float" office:value="5419706" calcext:value-type="float">
            <text:p>5419706</text:p>
          </table:table-cell>
          <table:table-cell office:value-type="float" office:value="1318633" calcext:value-type="float">
            <text:p>1318633</text:p>
          </table:table-cell>
          <table:table-cell office:value-type="float" office:value="448935915" calcext:value-type="float">
            <text:p>448935915</text:p>
          </table:table-cell>
          <table:table-cell table:number-columns-repeated="4"/>
        </table:table-row>
        <table:table-row table:style-name="ro1">
          <table:table-cell office:value-type="float" office:value="455155232" calcext:value-type="float">
            <text:p>455155232</text:p>
          </table:table-cell>
          <table:table-cell office:value-type="float" office:value="7709000" calcext:value-type="float">
            <text:p>7709000</text:p>
          </table:table-cell>
          <table:table-cell office:value-type="float" office:value="1618681" calcext:value-type="float">
            <text:p>1618681</text:p>
          </table:table-cell>
          <table:table-cell office:value-type="float" office:value="602925403" calcext:value-type="float">
            <text:p>602925403</text:p>
          </table:table-cell>
          <table:table-cell table:number-columns-repeated="4"/>
        </table:table-row>
        <table:table-row table:style-name="ro1" table:visibility="filter">
          <table:table-cell office:value-type="float" office:value="1197598574" calcext:value-type="float">
            <text:p>1197598574</text:p>
          </table:table-cell>
          <table:table-cell office:value-type="float" office:value="5718240" calcext:value-type="float">
            <text:p>5718240</text:p>
          </table:table-cell>
          <table:table-cell office:value-type="float" office:value="2098818" calcext:value-type="float">
            <text:p>2098818</text:p>
          </table:table-cell>
          <table:table-cell office:value-type="float" office:value="1168804567" calcext:value-type="float">
            <text:p>1168804567</text:p>
          </table:table-cell>
          <table:table-cell table:number-columns-repeated="4"/>
        </table:table-row>
        <table:table-row table:style-name="ro1">
          <table:table-cell office:value-type="float" office:value="299520900" calcext:value-type="float">
            <text:p>299520900</text:p>
          </table:table-cell>
          <table:table-cell office:value-type="float" office:value="3164305" calcext:value-type="float">
            <text:p>3164305</text:p>
          </table:table-cell>
          <table:table-cell office:value-type="float" office:value="3835219" calcext:value-type="float">
            <text:p>3835219</text:p>
          </table:table-cell>
          <table:table-cell office:value-type="float" office:value="316299218" calcext:value-type="float">
            <text:p>316299218</text:p>
          </table:table-cell>
          <table:table-cell table:number-columns-repeated="4"/>
        </table:table-row>
        <table:table-row table:style-name="ro1" table:visibility="filter">
          <table:table-cell office:value-type="float" office:value="75857538" calcext:value-type="float">
            <text:p>75857538</text:p>
          </table:table-cell>
          <table:table-cell office:value-type="float" office:value="1098646" calcext:value-type="float">
            <text:p>1098646</text:p>
          </table:table-cell>
          <table:table-cell office:value-type="float" office:value="1086875" calcext:value-type="float">
            <text:p>1086875</text:p>
          </table:table-cell>
          <table:table-cell office:value-type="float" office:value="80538382" calcext:value-type="float">
            <text:p>80538382</text:p>
          </table:table-cell>
          <table:table-cell table:number-columns-repeated="4"/>
        </table:table-row>
        <table:table-row table:style-name="ro1">
          <table:table-cell office:value-type="float" office:value="1333712529" calcext:value-type="float">
            <text:p>1333712529</text:p>
          </table:table-cell>
          <table:table-cell office:value-type="float" office:value="2994230" calcext:value-type="float">
            <text:p>2994230</text:p>
          </table:table-cell>
          <table:table-cell office:value-type="float" office:value="2278702" calcext:value-type="float">
            <text:p>2278702</text:p>
          </table:table-cell>
          <table:table-cell office:value-type="float" office:value="2199944687" calcext:value-type="float">
            <text:p>2199944687</text:p>
          </table:table-cell>
          <table:table-cell table:number-columns-repeated="4"/>
        </table:table-row>
        <table:table-row table:style-name="ro1" table:visibility="filter">
          <table:table-cell office:value-type="float" office:value="122052280" calcext:value-type="float">
            <text:p>122052280</text:p>
          </table:table-cell>
          <table:table-cell office:value-type="float" office:value="982305" calcext:value-type="float">
            <text:p>982305</text:p>
          </table:table-cell>
          <table:table-cell office:value-type="float" office:value="1000394" calcext:value-type="float">
            <text:p>1000394</text:p>
          </table:table-cell>
          <table:table-cell office:value-type="float" office:value="248054296" calcext:value-type="float">
            <text:p>248054296</text:p>
          </table:table-cell>
          <table:table-cell table:number-columns-repeated="4"/>
        </table:table-row>
        <table:table-row table:style-name="ro1">
          <table:table-cell office:value-type="float" office:value="243320202" calcext:value-type="float">
            <text:p>243320202</text:p>
          </table:table-cell>
          <table:table-cell office:value-type="float" office:value="1354126" calcext:value-type="float">
            <text:p>1354126</text:p>
          </table:table-cell>
          <table:table-cell office:value-type="float" office:value="1420819" calcext:value-type="float">
            <text:p>1420819</text:p>
          </table:table-cell>
          <table:table-cell office:value-type="float" office:value="483900886" calcext:value-type="float">
            <text:p>483900886</text:p>
          </table:table-cell>
          <table:table-cell table:number-columns-repeated="4"/>
        </table:table-row>
        <table:table-row table:style-name="ro1" table:visibility="filter">
          <table:table-cell office:value-type="float" office:value="138970741" calcext:value-type="float">
            <text:p>138970741</text:p>
          </table:table-cell>
          <table:table-cell office:value-type="float" office:value="1085132" calcext:value-type="float">
            <text:p>1085132</text:p>
          </table:table-cell>
          <table:table-cell office:value-type="float" office:value="1195237" calcext:value-type="float">
            <text:p>1195237</text:p>
          </table:table-cell>
          <table:table-cell office:value-type="float" office:value="377450160" calcext:value-type="float">
            <text:p>377450160</text:p>
          </table:table-cell>
          <table:table-cell table:number-columns-repeated="4"/>
        </table:table-row>
        <table:table-row table:style-name="ro1">
          <table:table-cell office:value-type="float" office:value="76164941" calcext:value-type="float">
            <text:p>76164941</text:p>
          </table:table-cell>
          <table:table-cell office:value-type="float" office:value="947285" calcext:value-type="float">
            <text:p>947285</text:p>
          </table:table-cell>
          <table:table-cell office:value-type="float" office:value="1129236" calcext:value-type="float">
            <text:p>1129236</text:p>
          </table:table-cell>
          <table:table-cell office:value-type="float" office:value="175248424" calcext:value-type="float">
            <text:p>175248424</text:p>
          </table:table-cell>
          <table:table-cell table:number-columns-repeated="4"/>
        </table:table-row>
        <table:table-row table:style-name="ro1" table:visibility="filter">
          <table:table-cell office:value-type="float" office:value="3030803" calcext:value-type="float">
            <text:p>3030803</text:p>
          </table:table-cell>
          <table:table-cell office:value-type="float" office:value="464524" calcext:value-type="float">
            <text:p>464524</text:p>
          </table:table-cell>
          <table:table-cell office:value-type="float" office:value="502941" calcext:value-type="float">
            <text:p>502941</text:p>
          </table:table-cell>
          <table:table-cell office:value-type="float" office:value="5973859" calcext:value-type="float">
            <text:p>5973859</text:p>
          </table:table-cell>
          <table:table-cell table:number-columns-repeated="4"/>
        </table:table-row>
        <table:table-row table:style-name="ro1">
          <table:table-cell office:value-type="float" office:value="527621316" calcext:value-type="float">
            <text:p>527621316</text:p>
          </table:table-cell>
          <table:table-cell office:value-type="float" office:value="1333981" calcext:value-type="float">
            <text:p>1333981</text:p>
          </table:table-cell>
          <table:table-cell office:value-type="float" office:value="1352054" calcext:value-type="float">
            <text:p>1352054</text:p>
          </table:table-cell>
          <table:table-cell office:value-type="float" office:value="964285493" calcext:value-type="float">
            <text:p>964285493</text:p>
          </table:table-cell>
          <table:table-cell table:number-columns-repeated="4"/>
        </table:table-row>
        <table:table-row table:style-name="ro1" table:visibility="filter">
          <table:table-cell office:value-type="float" office:value="20281046" calcext:value-type="float">
            <text:p>20281046</text:p>
          </table:table-cell>
          <table:table-cell office:value-type="float" office:value="1015292" calcext:value-type="float">
            <text:p>1015292</text:p>
          </table:table-cell>
          <table:table-cell office:value-type="float" office:value="1043750" calcext:value-type="float">
            <text:p>1043750</text:p>
          </table:table-cell>
          <table:table-cell office:value-type="float" office:value="30322198" calcext:value-type="float">
            <text:p>30322198</text:p>
          </table:table-cell>
          <table:table-cell table:number-columns-repeated="4"/>
        </table:table-row>
        <table:table-row table:style-name="ro1">
          <table:table-cell office:value-type="float" office:value="31126100" calcext:value-type="float">
            <text:p>31126100</text:p>
          </table:table-cell>
          <table:table-cell office:value-type="float" office:value="2014258" calcext:value-type="float">
            <text:p>2014258</text:p>
          </table:table-cell>
          <table:table-cell office:value-type="float" office:value="1624214" calcext:value-type="float">
            <text:p>1624214</text:p>
          </table:table-cell>
          <table:table-cell office:value-type="float" office:value="48430060" calcext:value-type="float">
            <text:p>48430060</text:p>
          </table:table-cell>
          <table:table-cell table:number-columns-repeated="4"/>
        </table:table-row>
        <table:table-row table:style-name="ro1" table:visibility="filter">
          <table:table-cell office:value-type="float" office:value="258266580" calcext:value-type="float">
            <text:p>258266580</text:p>
          </table:table-cell>
          <table:table-cell office:value-type="float" office:value="1938270" calcext:value-type="float">
            <text:p>1938270</text:p>
          </table:table-cell>
          <table:table-cell office:value-type="float" office:value="1666690" calcext:value-type="float">
            <text:p>1666690</text:p>
          </table:table-cell>
          <table:table-cell office:value-type="float" office:value="390801919" calcext:value-type="float">
            <text:p>390801919</text:p>
          </table:table-cell>
          <table:table-cell table:number-columns-repeated="4"/>
        </table:table-row>
        <table:table-row table:style-name="ro1">
          <table:table-cell office:value-type="float" office:value="8527422" calcext:value-type="float">
            <text:p>8527422</text:p>
          </table:table-cell>
          <table:table-cell office:value-type="float" office:value="569230" calcext:value-type="float">
            <text:p>569230</text:p>
          </table:table-cell>
          <table:table-cell office:value-type="float" office:value="538006" calcext:value-type="float">
            <text:p>538006</text:p>
          </table:table-cell>
          <table:table-cell office:value-type="float" office:value="15162083" calcext:value-type="float">
            <text:p>15162083</text:p>
          </table:table-cell>
          <table:table-cell table:number-columns-repeated="4"/>
        </table:table-row>
        <table:table-row table:style-name="ro1" table:visibility="filter">
          <table:table-cell office:value-type="float" office:value="79343041" calcext:value-type="float">
            <text:p>79343041</text:p>
          </table:table-cell>
          <table:table-cell office:value-type="float" office:value="1573762" calcext:value-type="float">
            <text:p>1573762</text:p>
          </table:table-cell>
          <table:table-cell office:value-type="float" office:value="2535841" calcext:value-type="float">
            <text:p>2535841</text:p>
          </table:table-cell>
          <table:table-cell office:value-type="float" office:value="125829612" calcext:value-type="float">
            <text:p>125829612</text:p>
          </table:table-cell>
          <table:table-cell table:number-columns-repeated="4"/>
        </table:table-row>
        <table:table-row table:style-name="ro1">
          <table:table-cell office:value-type="float" office:value="720031506" calcext:value-type="float">
            <text:p>720031506</text:p>
          </table:table-cell>
          <table:table-cell office:value-type="float" office:value="2213515" calcext:value-type="float">
            <text:p>2213515</text:p>
          </table:table-cell>
          <table:table-cell office:value-type="float" office:value="2144436" calcext:value-type="float">
            <text:p>2144436</text:p>
          </table:table-cell>
          <table:table-cell office:value-type="float" office:value="1141836787" calcext:value-type="float">
            <text:p>1141836787</text:p>
          </table:table-cell>
          <table:table-cell table:number-columns-repeated="4"/>
        </table:table-row>
        <table:table-row table:style-name="ro1" table:visibility="filter">
          <table:table-cell office:value-type="float" office:value="718130126" calcext:value-type="float">
            <text:p>718130126</text:p>
          </table:table-cell>
          <table:table-cell office:value-type="float" office:value="1677108" calcext:value-type="float">
            <text:p>1677108</text:p>
          </table:table-cell>
          <table:table-cell office:value-type="float" office:value="1594791" calcext:value-type="float">
            <text:p>1594791</text:p>
          </table:table-cell>
          <table:table-cell office:value-type="float" office:value="1021521306" calcext:value-type="float">
            <text:p>1021521306</text:p>
          </table:table-cell>
          <table:table-cell table:number-columns-repeated="4"/>
        </table:table-row>
        <table:table-row table:style-name="ro1">
          <table:table-cell office:value-type="float" office:value="578794305" calcext:value-type="float">
            <text:p>578794305</text:p>
          </table:table-cell>
          <table:table-cell office:value-type="float" office:value="1724095" calcext:value-type="float">
            <text:p>1724095</text:p>
          </table:table-cell>
          <table:table-cell office:value-type="float" office:value="5725016" calcext:value-type="float">
            <text:p>5725016</text:p>
          </table:table-cell>
          <table:table-cell office:value-type="float" office:value="699943175" calcext:value-type="float">
            <text:p>699943175</text:p>
          </table:table-cell>
          <table:table-cell table:number-columns-repeated="4"/>
        </table:table-row>
        <table:table-row table:style-name="ro1" table:visibility="filter">
          <table:table-cell office:value-type="float" office:value="146167388" calcext:value-type="float">
            <text:p>146167388</text:p>
          </table:table-cell>
          <table:table-cell office:value-type="float" office:value="1465303" calcext:value-type="float">
            <text:p>1465303</text:p>
          </table:table-cell>
          <table:table-cell office:value-type="float" office:value="7480053" calcext:value-type="float">
            <text:p>7480053</text:p>
          </table:table-cell>
          <table:table-cell office:value-type="float" office:value="187818265" calcext:value-type="float">
            <text:p>187818265</text:p>
          </table:table-cell>
          <table:table-cell table:number-columns-repeated="4"/>
        </table:table-row>
        <table:table-row table:style-name="ro1">
          <table:table-cell office:value-type="float" office:value="37685044" calcext:value-type="float">
            <text:p>37685044</text:p>
          </table:table-cell>
          <table:table-cell office:value-type="float" office:value="2706582" calcext:value-type="float">
            <text:p>2706582</text:p>
          </table:table-cell>
          <table:table-cell office:value-type="float" office:value="6504438" calcext:value-type="float">
            <text:p>6504438</text:p>
          </table:table-cell>
          <table:table-cell office:value-type="float" office:value="47255260" calcext:value-type="float">
            <text:p>47255260</text:p>
          </table:table-cell>
          <table:table-cell table:number-columns-repeated="4"/>
        </table:table-row>
        <table:table-row table:style-name="ro1" table:visibility="filter">
          <table:table-cell office:value-type="float" office:value="6223087" calcext:value-type="float">
            <text:p>6223087</text:p>
          </table:table-cell>
          <table:table-cell office:value-type="float" office:value="704069" calcext:value-type="float">
            <text:p>704069</text:p>
          </table:table-cell>
          <table:table-cell office:value-type="float" office:value="10141702" calcext:value-type="float">
            <text:p>10141702</text:p>
          </table:table-cell>
          <table:table-cell office:value-type="float" office:value="7864885" calcext:value-type="float">
            <text:p>7864885</text:p>
          </table:table-cell>
          <table:table-cell table:number-columns-repeated="4"/>
        </table:table-row>
        <table:table-row table:style-name="ro1">
          <table:table-cell office:value-type="float" office:value="194595683" calcext:value-type="float">
            <text:p>194595683</text:p>
          </table:table-cell>
          <table:table-cell office:value-type="float" office:value="1294073" calcext:value-type="float">
            <text:p>1294073</text:p>
          </table:table-cell>
          <table:table-cell office:value-type="float" office:value="4661070" calcext:value-type="float">
            <text:p>4661070</text:p>
          </table:table-cell>
          <table:table-cell office:value-type="float" office:value="223136697" calcext:value-type="float">
            <text:p>223136697</text:p>
          </table:table-cell>
          <table:table-cell table:number-columns-repeated="4"/>
        </table:table-row>
        <table:table-row table:style-name="ro1" table:visibility="filter">
          <table:table-cell office:value-type="float" office:value="2052760432" calcext:value-type="float">
            <text:p>2052760432</text:p>
          </table:table-cell>
          <table:table-cell office:value-type="float" office:value="3397724" calcext:value-type="float">
            <text:p>3397724</text:p>
          </table:table-cell>
          <table:table-cell office:value-type="float" office:value="12076001" calcext:value-type="float">
            <text:p>12076001</text:p>
          </table:table-cell>
          <table:table-cell office:value-type="float" office:value="2611411552" calcext:value-type="float">
            <text:p>2611411552</text:p>
          </table:table-cell>
          <table:table-cell table:number-columns-repeated="4"/>
        </table:table-row>
        <table:table-row table:style-name="ro1">
          <table:table-cell office:value-type="float" office:value="1172670874" calcext:value-type="float">
            <text:p>1172670874</text:p>
          </table:table-cell>
          <table:table-cell office:value-type="float" office:value="1757170" calcext:value-type="float">
            <text:p>1757170</text:p>
          </table:table-cell>
          <table:table-cell office:value-type="float" office:value="3676966" calcext:value-type="float">
            <text:p>3676966</text:p>
          </table:table-cell>
          <table:table-cell office:value-type="float" office:value="1539580094" calcext:value-type="float">
            <text:p>1539580094</text:p>
          </table:table-cell>
          <table:table-cell table:number-columns-repeated="4"/>
        </table:table-row>
        <table:table-row table:style-name="ro1" table:visibility="filter">
          <table:table-cell office:value-type="float" office:value="282700926" calcext:value-type="float">
            <text:p>282700926</text:p>
          </table:table-cell>
          <table:table-cell office:value-type="float" office:value="3608537" calcext:value-type="float">
            <text:p>3608537</text:p>
          </table:table-cell>
          <table:table-cell office:value-type="float" office:value="6125644" calcext:value-type="float">
            <text:p>6125644</text:p>
          </table:table-cell>
          <table:table-cell office:value-type="float" office:value="349016806" calcext:value-type="float">
            <text:p>349016806</text:p>
          </table:table-cell>
          <table:table-cell table:number-columns-repeated="4"/>
        </table:table-row>
        <table:table-row table:style-name="ro1">
          <table:table-cell office:value-type="float" office:value="59576616" calcext:value-type="float">
            <text:p>59576616</text:p>
          </table:table-cell>
          <table:table-cell office:value-type="float" office:value="8846653" calcext:value-type="float">
            <text:p>8846653</text:p>
          </table:table-cell>
          <table:table-cell office:value-type="float" office:value="5752176" calcext:value-type="float">
            <text:p>5752176</text:p>
          </table:table-cell>
          <table:table-cell office:value-type="float" office:value="58756239" calcext:value-type="float">
            <text:p>58756239</text:p>
          </table:table-cell>
          <table:table-cell table:number-columns-repeated="4"/>
        </table:table-row>
        <table:table-row table:style-name="ro1" table:visibility="filter">
          <table:table-cell office:value-type="float" office:value="1578596257" calcext:value-type="float">
            <text:p>1578596257</text:p>
          </table:table-cell>
          <table:table-cell office:value-type="float" office:value="7138574" calcext:value-type="float">
            <text:p>7138574</text:p>
          </table:table-cell>
          <table:table-cell office:value-type="float" office:value="4954401" calcext:value-type="float">
            <text:p>4954401</text:p>
          </table:table-cell>
          <table:table-cell office:value-type="float" office:value="1447456108" calcext:value-type="float">
            <text:p>1447456108</text:p>
          </table:table-cell>
          <table:table-cell table:number-columns-repeated="4"/>
        </table:table-row>
        <table:table-row table:style-name="ro1">
          <table:table-cell office:value-type="float" office:value="5820548406" calcext:value-type="float">
            <text:p>5820548406</text:p>
          </table:table-cell>
          <table:table-cell office:value-type="float" office:value="2109914" calcext:value-type="float">
            <text:p>2109914</text:p>
          </table:table-cell>
          <table:table-cell office:value-type="float" office:value="2221118" calcext:value-type="float">
            <text:p>2221118</text:p>
          </table:table-cell>
          <table:table-cell office:value-type="float" office:value="5703113128" calcext:value-type="float">
            <text:p>5703113128</text:p>
          </table:table-cell>
          <table:table-cell table:number-columns-repeated="4"/>
        </table:table-row>
        <table:table-row table:style-name="ro1" table:visibility="filter">
          <table:table-cell office:value-type="float" office:value="105732701" calcext:value-type="float">
            <text:p>105732701</text:p>
          </table:table-cell>
          <table:table-cell office:value-type="float" office:value="1408168" calcext:value-type="float">
            <text:p>1408168</text:p>
          </table:table-cell>
          <table:table-cell office:value-type="float" office:value="5308734" calcext:value-type="float">
            <text:p>5308734</text:p>
          </table:table-cell>
          <table:table-cell office:value-type="float" office:value="92309633" calcext:value-type="float">
            <text:p>92309633</text:p>
          </table:table-cell>
          <table:table-cell table:number-columns-repeated="4"/>
        </table:table-row>
        <table:table-row table:style-name="ro1">
          <table:table-cell office:value-type="float" office:value="17199220" calcext:value-type="float">
            <text:p>17199220</text:p>
          </table:table-cell>
          <table:table-cell office:value-type="float" office:value="796536" calcext:value-type="float">
            <text:p>796536</text:p>
          </table:table-cell>
          <table:table-cell office:value-type="float" office:value="754943" calcext:value-type="float">
            <text:p>754943</text:p>
          </table:table-cell>
          <table:table-cell office:value-type="float" office:value="18067753" calcext:value-type="float">
            <text:p>18067753</text:p>
          </table:table-cell>
          <table:table-cell table:number-columns-repeated="4"/>
        </table:table-row>
        <table:table-row table:style-name="ro1" table:visibility="filter">
          <table:table-cell office:value-type="float" office:value="285243036" calcext:value-type="float">
            <text:p>285243036</text:p>
          </table:table-cell>
          <table:table-cell office:value-type="float" office:value="1130771" calcext:value-type="float">
            <text:p>1130771</text:p>
          </table:table-cell>
          <table:table-cell office:value-type="float" office:value="1080752" calcext:value-type="float">
            <text:p>1080752</text:p>
          </table:table-cell>
          <table:table-cell office:value-type="float" office:value="211877646" calcext:value-type="float">
            <text:p>211877646</text:p>
          </table:table-cell>
          <table:table-cell table:number-columns-repeated="4"/>
        </table:table-row>
        <table:table-row table:style-name="ro1">
          <table:table-cell office:value-type="float" office:value="197764448" calcext:value-type="float">
            <text:p>197764448</text:p>
          </table:table-cell>
          <table:table-cell office:value-type="float" office:value="1343332" calcext:value-type="float">
            <text:p>1343332</text:p>
          </table:table-cell>
          <table:table-cell office:value-type="float" office:value="3239895" calcext:value-type="float">
            <text:p>3239895</text:p>
          </table:table-cell>
          <table:table-cell office:value-type="float" office:value="130869471" calcext:value-type="float">
            <text:p>130869471</text:p>
          </table:table-cell>
          <table:table-cell table:number-columns-repeated="4"/>
        </table:table-row>
        <table:table-row table:style-name="ro1" table:visibility="filter">
          <table:table-cell office:value-type="float" office:value="178806277" calcext:value-type="float">
            <text:p>178806277</text:p>
          </table:table-cell>
          <table:table-cell office:value-type="float" office:value="2380894" calcext:value-type="float">
            <text:p>2380894</text:p>
          </table:table-cell>
          <table:table-cell office:value-type="float" office:value="1859734" calcext:value-type="float">
            <text:p>1859734</text:p>
          </table:table-cell>
          <table:table-cell office:value-type="float" office:value="132502591" calcext:value-type="float">
            <text:p>132502591</text:p>
          </table:table-cell>
          <table:table-cell table:number-columns-repeated="4"/>
        </table:table-row>
        <table:table-row table:style-name="ro1">
          <table:table-cell office:value-type="float" office:value="218443786" calcext:value-type="float">
            <text:p>218443786</text:p>
          </table:table-cell>
          <table:table-cell office:value-type="float" office:value="1085177" calcext:value-type="float">
            <text:p>1085177</text:p>
          </table:table-cell>
          <table:table-cell office:value-type="float" office:value="1092659" calcext:value-type="float">
            <text:p>1092659</text:p>
          </table:table-cell>
          <table:table-cell office:value-type="float" office:value="163526752" calcext:value-type="float">
            <text:p>163526752</text:p>
          </table:table-cell>
          <table:table-cell table:number-columns-repeated="4"/>
        </table:table-row>
        <table:table-row table:style-name="ro1" table:visibility="filter">
          <table:table-cell office:value-type="float" office:value="2489032684" calcext:value-type="float">
            <text:p>2489032684</text:p>
          </table:table-cell>
          <table:table-cell office:value-type="float" office:value="1845480" calcext:value-type="float">
            <text:p>1845480</text:p>
          </table:table-cell>
          <table:table-cell office:value-type="float" office:value="1868254" calcext:value-type="float">
            <text:p>1868254</text:p>
          </table:table-cell>
          <table:table-cell office:value-type="float" office:value="2144642070" calcext:value-type="float">
            <text:p>2144642070</text:p>
          </table:table-cell>
          <table:table-cell table:number-columns-repeated="4"/>
        </table:table-row>
        <table:table-row table:style-name="ro1">
          <table:table-cell office:value-type="float" office:value="35425900" calcext:value-type="float">
            <text:p>35425900</text:p>
          </table:table-cell>
          <table:table-cell office:value-type="float" office:value="856857" calcext:value-type="float">
            <text:p>856857</text:p>
          </table:table-cell>
          <table:table-cell office:value-type="float" office:value="801480" calcext:value-type="float">
            <text:p>801480</text:p>
          </table:table-cell>
          <table:table-cell office:value-type="float" office:value="27600430" calcext:value-type="float">
            <text:p>27600430</text:p>
          </table:table-cell>
          <table:table-cell table:number-columns-repeated="4"/>
        </table:table-row>
        <table:table-row table:style-name="ro1" table:visibility="filter">
          <table:table-cell office:value-type="float" office:value="159869004" calcext:value-type="float">
            <text:p>159869004</text:p>
          </table:table-cell>
          <table:table-cell office:value-type="float" office:value="1024899" calcext:value-type="float">
            <text:p>1024899</text:p>
          </table:table-cell>
          <table:table-cell office:value-type="float" office:value="1111585" calcext:value-type="float">
            <text:p>1111585</text:p>
          </table:table-cell>
          <table:table-cell office:value-type="float" office:value="139142120" calcext:value-type="float">
            <text:p>139142120</text:p>
          </table:table-cell>
          <table:table-cell table:number-columns-repeated="4"/>
        </table:table-row>
        <table:table-row table:style-name="ro1">
          <table:table-cell office:value-type="float" office:value="1126839292" calcext:value-type="float">
            <text:p>1126839292</text:p>
          </table:table-cell>
          <table:table-cell office:value-type="float" office:value="1530761" calcext:value-type="float">
            <text:p>1530761</text:p>
          </table:table-cell>
          <table:table-cell office:value-type="float" office:value="1635815" calcext:value-type="float">
            <text:p>1635815</text:p>
          </table:table-cell>
          <table:table-cell office:value-type="float" office:value="1122970563" calcext:value-type="float">
            <text:p>1122970563</text:p>
          </table:table-cell>
          <table:table-cell table:number-columns-repeated="4"/>
        </table:table-row>
        <table:table-row table:style-name="ro1" table:visibility="filter">
          <table:table-cell office:value-type="float" office:value="5502247035" calcext:value-type="float">
            <text:p>5502247035</text:p>
          </table:table-cell>
          <table:table-cell office:value-type="float" office:value="2591775" calcext:value-type="float">
            <text:p>2591775</text:p>
          </table:table-cell>
          <table:table-cell office:value-type="float" office:value="2362526" calcext:value-type="float">
            <text:p>2362526</text:p>
          </table:table-cell>
          <table:table-cell office:value-type="float" office:value="7606718924" calcext:value-type="float">
            <text:p>7606718924</text:p>
          </table:table-cell>
          <table:table-cell table:number-columns-repeated="4"/>
        </table:table-row>
        <table:table-row table:style-name="ro1">
          <table:table-cell office:value-type="float" office:value="131672718" calcext:value-type="float">
            <text:p>131672718</text:p>
          </table:table-cell>
          <table:table-cell office:value-type="float" office:value="1438494" calcext:value-type="float">
            <text:p>1438494</text:p>
          </table:table-cell>
          <table:table-cell office:value-type="float" office:value="1582727" calcext:value-type="float">
            <text:p>1582727</text:p>
          </table:table-cell>
          <table:table-cell office:value-type="float" office:value="156275217" calcext:value-type="float">
            <text:p>156275217</text:p>
          </table:table-cell>
          <table:table-cell table:number-columns-repeated="4"/>
        </table:table-row>
        <table:table-row table:style-name="ro1" table:visibility="filter">
          <table:table-cell office:value-type="float" office:value="760654281" calcext:value-type="float">
            <text:p>760654281</text:p>
          </table:table-cell>
          <table:table-cell office:value-type="float" office:value="1602677" calcext:value-type="float">
            <text:p>1602677</text:p>
          </table:table-cell>
          <table:table-cell office:value-type="float" office:value="1784968" calcext:value-type="float">
            <text:p>1784968</text:p>
          </table:table-cell>
          <table:table-cell office:value-type="float" office:value="828472237" calcext:value-type="float">
            <text:p>828472237</text:p>
          </table:table-cell>
          <table:table-cell table:number-columns-repeated="4"/>
        </table:table-row>
        <table:table-row table:style-name="ro1">
          <table:table-cell office:value-type="float" office:value="13403238" calcext:value-type="float">
            <text:p>13403238</text:p>
          </table:table-cell>
          <table:table-cell office:value-type="float" office:value="675661" calcext:value-type="float">
            <text:p>675661</text:p>
          </table:table-cell>
          <table:table-cell office:value-type="float" office:value="759698" calcext:value-type="float">
            <text:p>759698</text:p>
          </table:table-cell>
          <table:table-cell office:value-type="float" office:value="14618851" calcext:value-type="float">
            <text:p>14618851</text:p>
          </table:table-cell>
          <table:table-cell table:number-columns-repeated="4"/>
        </table:table-row>
        <table:table-row table:style-name="ro1" table:visibility="filter">
          <table:table-cell office:value-type="float" office:value="234843519" calcext:value-type="float">
            <text:p>234843519</text:p>
          </table:table-cell>
          <table:table-cell office:value-type="float" office:value="1259962" calcext:value-type="float">
            <text:p>1259962</text:p>
          </table:table-cell>
          <table:table-cell office:value-type="float" office:value="1383733" calcext:value-type="float">
            <text:p>1383733</text:p>
          </table:table-cell>
          <table:table-cell office:value-type="float" office:value="322359869" calcext:value-type="float">
            <text:p>322359869</text:p>
          </table:table-cell>
          <table:table-cell table:number-columns-repeated="4"/>
        </table:table-row>
        <table:table-row table:style-name="ro1">
          <table:table-cell office:value-type="float" office:value="116706923" calcext:value-type="float">
            <text:p>116706923</text:p>
          </table:table-cell>
          <table:table-cell office:value-type="float" office:value="1199651" calcext:value-type="float">
            <text:p>1199651</text:p>
          </table:table-cell>
          <table:table-cell office:value-type="float" office:value="1761373" calcext:value-type="float">
            <text:p>1761373</text:p>
          </table:table-cell>
          <table:table-cell office:value-type="float" office:value="149985518" calcext:value-type="float">
            <text:p>149985518</text:p>
          </table:table-cell>
          <table:table-cell table:number-columns-repeated="4"/>
        </table:table-row>
        <table:table-row table:style-name="ro1" table:visibility="filter">
          <table:table-cell office:value-type="float" office:value="156981526" calcext:value-type="float">
            <text:p>156981526</text:p>
          </table:table-cell>
          <table:table-cell office:value-type="float" office:value="1023228" calcext:value-type="float">
            <text:p>1023228</text:p>
          </table:table-cell>
          <table:table-cell office:value-type="float" office:value="1147229" calcext:value-type="float">
            <text:p>1147229</text:p>
          </table:table-cell>
          <table:table-cell office:value-type="float" office:value="185948022" calcext:value-type="float">
            <text:p>185948022</text:p>
          </table:table-cell>
          <table:table-cell table:number-columns-repeated="4"/>
        </table:table-row>
        <table:table-row table:style-name="ro1">
          <table:table-cell office:value-type="float" office:value="102375968" calcext:value-type="float">
            <text:p>102375968</text:p>
          </table:table-cell>
          <table:table-cell office:value-type="float" office:value="1157604" calcext:value-type="float">
            <text:p>1157604</text:p>
          </table:table-cell>
          <table:table-cell office:value-type="float" office:value="1353258" calcext:value-type="float">
            <text:p>1353258</text:p>
          </table:table-cell>
          <table:table-cell office:value-type="float" office:value="153023046" calcext:value-type="float">
            <text:p>153023046</text:p>
          </table:table-cell>
          <table:table-cell table:number-columns-repeated="4"/>
        </table:table-row>
        <table:table-row table:style-name="ro1" table:visibility="filter">
          <table:table-cell office:value-type="float" office:value="52443613" calcext:value-type="float">
            <text:p>52443613</text:p>
          </table:table-cell>
          <table:table-cell office:value-type="float" office:value="975760" calcext:value-type="float">
            <text:p>975760</text:p>
          </table:table-cell>
          <table:table-cell office:value-type="float" office:value="1004385" calcext:value-type="float">
            <text:p>1004385</text:p>
          </table:table-cell>
          <table:table-cell office:value-type="float" office:value="87132672" calcext:value-type="float">
            <text:p>87132672</text:p>
          </table:table-cell>
          <table:table-cell table:number-columns-repeated="4"/>
        </table:table-row>
        <table:table-row table:style-name="ro1">
          <table:table-cell office:value-type="float" office:value="24197972" calcext:value-type="float">
            <text:p>24197972</text:p>
          </table:table-cell>
          <table:table-cell office:value-type="float" office:value="964145" calcext:value-type="float">
            <text:p>964145</text:p>
          </table:table-cell>
          <table:table-cell office:value-type="float" office:value="1084500" calcext:value-type="float">
            <text:p>1084500</text:p>
          </table:table-cell>
          <table:table-cell office:value-type="float" office:value="26836169" calcext:value-type="float">
            <text:p>26836169</text:p>
          </table:table-cell>
          <table:table-cell table:number-columns-repeated="4"/>
        </table:table-row>
        <table:table-row table:style-name="ro1" table:visibility="filter">
          <table:table-cell office:value-type="float" office:value="44649059" calcext:value-type="float">
            <text:p>44649059</text:p>
          </table:table-cell>
          <table:table-cell office:value-type="float" office:value="818577" calcext:value-type="float">
            <text:p>818577</text:p>
          </table:table-cell>
          <table:table-cell office:value-type="float" office:value="897927" calcext:value-type="float">
            <text:p>897927</text:p>
          </table:table-cell>
          <table:table-cell office:value-type="float" office:value="49764832" calcext:value-type="float">
            <text:p>49764832</text:p>
          </table:table-cell>
          <table:table-cell table:number-columns-repeated="4"/>
        </table:table-row>
        <table:table-row table:style-name="ro1">
          <table:table-cell office:value-type="float" office:value="416797576" calcext:value-type="float">
            <text:p>416797576</text:p>
          </table:table-cell>
          <table:table-cell office:value-type="float" office:value="2083079" calcext:value-type="float">
            <text:p>2083079</text:p>
          </table:table-cell>
          <table:table-cell office:value-type="float" office:value="1981695" calcext:value-type="float">
            <text:p>1981695</text:p>
          </table:table-cell>
          <table:table-cell office:value-type="float" office:value="482029644" calcext:value-type="float">
            <text:p>482029644</text:p>
          </table:table-cell>
          <table:table-cell table:number-columns-repeated="4"/>
        </table:table-row>
        <table:table-row table:style-name="ro1" table:visibility="filter">
          <table:table-cell office:value-type="float" office:value="194063335" calcext:value-type="float">
            <text:p>194063335</text:p>
          </table:table-cell>
          <table:table-cell office:value-type="float" office:value="1457180" calcext:value-type="float">
            <text:p>1457180</text:p>
          </table:table-cell>
          <table:table-cell office:value-type="float" office:value="1582266" calcext:value-type="float">
            <text:p>1582266</text:p>
          </table:table-cell>
          <table:table-cell office:value-type="float" office:value="223512472" calcext:value-type="float">
            <text:p>223512472</text:p>
          </table:table-cell>
          <table:table-cell table:number-columns-repeated="4"/>
        </table:table-row>
        <table:table-row table:style-name="ro1">
          <table:table-cell office:value-type="float" office:value="380600870" calcext:value-type="float">
            <text:p>380600870</text:p>
          </table:table-cell>
          <table:table-cell office:value-type="float" office:value="1227126" calcext:value-type="float">
            <text:p>1227126</text:p>
          </table:table-cell>
          <table:table-cell office:value-type="float" office:value="1367037" calcext:value-type="float">
            <text:p>1367037</text:p>
          </table:table-cell>
          <table:table-cell office:value-type="float" office:value="407180137" calcext:value-type="float">
            <text:p>407180137</text:p>
          </table:table-cell>
          <table:table-cell table:number-columns-repeated="4"/>
        </table:table-row>
        <table:table-row table:style-name="ro1" table:visibility="filter">
          <table:table-cell office:value-type="float" office:value="121418600" calcext:value-type="float">
            <text:p>121418600</text:p>
          </table:table-cell>
          <table:table-cell office:value-type="float" office:value="996468" calcext:value-type="float">
            <text:p>996468</text:p>
          </table:table-cell>
          <table:table-cell office:value-type="float" office:value="1097069" calcext:value-type="float">
            <text:p>1097069</text:p>
          </table:table-cell>
          <table:table-cell office:value-type="float" office:value="147038114" calcext:value-type="float">
            <text:p>147038114</text:p>
          </table:table-cell>
          <table:table-cell table:number-columns-repeated="4"/>
        </table:table-row>
        <table:table-row table:style-name="ro1">
          <table:table-cell office:value-type="float" office:value="37486171" calcext:value-type="float">
            <text:p>37486171</text:p>
          </table:table-cell>
          <table:table-cell office:value-type="float" office:value="1246936" calcext:value-type="float">
            <text:p>1246936</text:p>
          </table:table-cell>
          <table:table-cell office:value-type="float" office:value="1485395" calcext:value-type="float">
            <text:p>1485395</text:p>
          </table:table-cell>
          <table:table-cell office:value-type="float" office:value="45098946" calcext:value-type="float">
            <text:p>45098946</text:p>
          </table:table-cell>
          <table:table-cell table:number-columns-repeated="4"/>
        </table:table-row>
        <table:table-row table:style-name="ro1" table:visibility="filter">
          <table:table-cell office:value-type="float" office:value="347013520" calcext:value-type="float">
            <text:p>347013520</text:p>
          </table:table-cell>
          <table:table-cell office:value-type="float" office:value="4594209" calcext:value-type="float">
            <text:p>4594209</text:p>
          </table:table-cell>
          <table:table-cell office:value-type="float" office:value="2166221" calcext:value-type="float">
            <text:p>2166221</text:p>
          </table:table-cell>
          <table:table-cell office:value-type="float" office:value="446350347" calcext:value-type="float">
            <text:p>446350347</text:p>
          </table:table-cell>
          <table:table-cell table:number-columns-repeated="4"/>
        </table:table-row>
        <table:table-row table:style-name="ro1">
          <table:table-cell table:formula="of:=AVERAGE([.A2:.A101])" office:value-type="float" office:value="498180250.17" calcext:value-type="float">
            <text:p>498180250.17</text:p>
          </table:table-cell>
          <table:table-cell table:formula="of:=AVERAGE([.B2:.B101])" office:value-type="float" office:value="3057483.01" calcext:value-type="float">
            <text:p>3057483.01</text:p>
          </table:table-cell>
          <table:table-cell table:formula="of:=AVERAGE([.C2:.C101])" office:value-type="float" office:value="3351533.45" calcext:value-type="float">
            <text:p>3351533.45</text:p>
          </table:table-cell>
          <table:table-cell table:formula="of:=AVERAGE([.D2:.D101])" office:value-type="float" office:value="592569977.43" calcext:value-type="float">
            <text:p>592569977.43</text:p>
          </table:table-cell>
          <table:table-cell table:number-columns-repeated="4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formula="of:=MIN([.A2:.A101])" office:value-type="float" office:value="452911" calcext:value-type="float">
            <text:p>452911</text:p>
          </table:table-cell>
          <table:table-cell table:formula="of:=MIN([.B2:.B101])" office:value-type="float" office:value="213304" calcext:value-type="float">
            <text:p>213304</text:p>
          </table:table-cell>
          <table:table-cell table:formula="of:=MIN([.C2:.C101])" office:value-type="float" office:value="189949" calcext:value-type="float">
            <text:p>189949</text:p>
          </table:table-cell>
          <table:table-cell table:formula="of:=MIN([.D2:.D101])" office:value-type="float" office:value="660197" calcext:value-type="float">
            <text:p>660197</text:p>
          </table:table-cell>
          <table:table-cell table:number-columns-repeated="4"/>
        </table:table-row>
        <table:table-row table:style-name="ro1" table:visibility="filter">
          <table:table-cell table:formula="of:=MAX([.A2:.A101])" office:value-type="float" office:value="5820548406" calcext:value-type="float">
            <text:p>5820548406</text:p>
          </table:table-cell>
          <table:table-cell table:formula="of:=MAX([.B2:.B101])" office:value-type="float" office:value="10805252" calcext:value-type="float">
            <text:p>10805252</text:p>
          </table:table-cell>
          <table:table-cell table:formula="of:=MAX([.C2:.C101])" office:value-type="float" office:value="12350932" calcext:value-type="float">
            <text:p>12350932</text:p>
          </table:table-cell>
          <table:table-cell table:formula="of:=MAX([.D2:.D101])" office:value-type="float" office:value="7606718924" calcext:value-type="float">
            <text:p>760671892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visibility="filter">
          <table:table-cell table:number-columns-repeated="8"/>
        </table:table-row>
      </table:table>
      <table:table table:name="Sheet2" table:style-name="ta1">
        <table:table-column table:style-name="co8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1785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80024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73535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777374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39006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927883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902240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53374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831217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281551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34678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668255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892825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3558970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346996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435614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54390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74786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076954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650966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6243844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63693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60309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69781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616805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608410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24510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628819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04429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364462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7932150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03971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40726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85140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82685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10003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243757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64186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293970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07260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6700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24395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20392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25495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66371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50194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86669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09186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78789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06989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285752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76523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5520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99739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81224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763384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182274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2583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379116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19857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94936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4884014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59549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523623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240687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323568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86267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466207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42604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32798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74324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73529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14846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09748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00556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28479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59685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98068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69929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69213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43607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41777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2016891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37286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51254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640350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81830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24719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3134079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096450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13778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97535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789926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723668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353534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151683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958605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218562ns</text:p>
          </table:table-cell>
        </table:table-row>
        <table:table-row table:style-name="ro1">
          <table:table-cell table:number-columns-repeated="4"/>
        </table:table-row>
        <table:table-row table:style-name="ro1" table:visibility="filter">
          <table:table-cell table:number-columns-repeated="2"/>
          <table:table-cell office:value-type="string" calcext:value-type="string">
            <text:p>Parallel Time</text:p>
          </table:table-cell>
          <table:table-cell office:value-type="string" calcext:value-type="string">
            <text:p><text:tab/><text:tab/>1859793ns</text:p>
          </table:table-cell>
        </table:table-row>
      </table:table>
      <table:named-expressions/>
      <table:database-ranges>
        <table:database-range table:name="__Anonymous_Sheet_DB__0" table:target-range-address="Sheet1.A1:Sheet1.D102" table:display-filter-buttons="true"/>
        <table:database-range table:name="__Anonymous_Sheet_DB__1" table:target-range-address="Sheet2.A1:Sheet2.A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0:39:43.093176413</meta:creation-date>
    <dc:date>2017-10-18T23:02:07.724904173</dc:date>
    <meta:editing-duration>PT40M20S</meta:editing-duration>
    <meta:editing-cycles>1</meta:editing-cycles>
    <meta:document-statistic meta:table-count="2" meta:cell-count="616" meta:object-count="0"/>
    <meta:generator>LibreOffice/5.1.6.2$Linux_X86_64 LibreOffice_project/10m0$Build-2</meta:generator>
  </office:meta>
</office:document-meta>
</file>